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253a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16b82" officeooo:paragraph-rsid="00016b82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16b82" officeooo:paragraph-rsid="00016b8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3be9e" officeooo:paragraph-rsid="0003be9e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03be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03be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0677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0677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06d27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06d27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06d27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69cc" officeooo:paragraph-rsid="000769c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69cc" officeooo:paragraph-rsid="000769c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769c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2925in" svg:width="1.8902in" svg:height="0.44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172in" svg:width="1.8217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3" text:anchor-type="as-char" svg:y="-0.2909in" svg:width="2.4354in" svg:height="0.43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y="-0.2917in" svg:width="4.1291in" svg:height="0.49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onde:</text:p>
      <text:p text:style-name="P2">l<text:span text:style-name="T1">inferior</text:span> é o limite inferior da classe modal</text:p>
      <text:p text:style-name="P2">h é a amplitude da classe modal</text:p>
      <text:p text:style-name="P2">f<text:span text:style-name="T1">classe</text:span><text:span text:style-name="T2"> é a frequência da classe modal</text:span></text:p>
      <text:p text:style-name="P2"><text:span text:style-name="T2">f</text:span><text:span text:style-name="T1">anterior</text:span><text:span text:style-name="T2"> é a frequência da classe anterior à modal</text:span></text:p>
      <text:p text:style-name="P2"><text:span text:style-name="T2">f</text:span><text:span text:style-name="T1">posterior</text:span><text:span text:style-name="T2"> é a frequência da classe posterior à modal</text:span></text:p>
      <text:p text:style-name="P2"><text:span text:style-name="T2"/></text:p>
      <text:p text:style-name="P3"><text:span text:style-name="T2"><draw:frame draw:style-name="fr1" draw:name="Object5" text:anchor-type="as-char" svg:y="-0.2917in" svg:width="2.8937in" svg:height="0.49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2"/></text:p>
      <text:p text:style-name="P3"><text:span text:style-name="T2"><draw:frame draw:style-name="fr1" draw:name="Object11" text:anchor-type="as-char" svg:y="-0.1484in" svg:width="2.7366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<text:span text:style-name="T2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5">Qual é o valor correspondente ao 6º decil da tabela de alturas abaixo?</text:p>
            <text:p text:style-name="P5"/>
            <text:p text:style-name="P6"><draw:frame draw:style-name="fr2" draw:name="Object6" text:anchor-type="paragraph" svg:width="3.5563in" svg:height="1.1591in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">Resposta:</text:p>
            <text:p text:style-name="P5"/>
            <text:p text:style-name="P7">A resposta estará entre as Fac 50 e 75, pois o 6º decil corresponde a Fac 60. Logo, o valor estará dentro da 3ª classe (1,7-1,8).</text:p>
            <text:p text:style-name="P7">Assim, busca-se dentro da 3ª classe os 10% que, somados a Fac 50, corresponderá aos 60% procurados. Para encontrar esse valor, basta fazer uma regra de 3:</text:p>
            <text:p text:style-name="P7"/>
            <text:p text:style-name="P8"><draw:frame draw:style-name="fr1" draw:name="Object7" text:anchor-type="as-char" svg:y="-0.2437in" svg:width="1.2862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8"/>
            <text:p text:style-name="P9">Onde:</text:p>
            <text:p text:style-name="P10">1,8-1,7 corresponde a <text:span text:style-name="T4">limite superior</text:span><text:span text:style-name="T3"> </text:span>da 3ª classe subtraido do <text:span text:style-name="T4">limite inferior</text:span><text:span text:style-name="T3"> </text:span>da 3ª classe</text:p>
            <text:p text:style-name="P10"><text:span text:style-name="T4">x</text:span> é <text:span text:style-name="T6">a altura procurada</text:span></text:p>
            <text:p text:style-name="P10">25% é a <text:span text:style-name="T4">frequência relativa</text:span> da 3ª classe</text:p>
            <text:p text:style-name="P10">10% é a diferença entre a <text:span text:style-name="T4">Fac anterior</text:span><text:span text:style-name="T3"> </text:span>e o <text:span text:style-name="T4">percentil desejado</text:span></text:p>
            <text:p text:style-name="P10"><text:soft-page-break/><text:span text:style-name="T5"/></text:p>
            <text:p text:style-name="P11"><text:span text:style-name="T3"><draw:frame draw:style-name="fr1" draw:name="Object8" text:anchor-type="as-char" svg:y="-0.2689in" svg:width="2.5354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11"><text:span text:style-name="T3"/></text:p>
            <text:p text:style-name="P11"><text:span text:style-name="T3"><draw:frame draw:style-name="fr1" draw:name="Object9" text:anchor-type="as-char" svg:y="-0.2437in" svg:width="1.2862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<text:p text:style-name="P11"><text:span text:style-name="T3"/></text:p>
            <text:p text:style-name="P12"><text:span text:style-name="T3"><draw:frame draw:style-name="fr1" draw:name="Object10" text:anchor-type="as-char" svg:y="-0.1484in" svg:width="0.6055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12"><text:span text:style-name="T3"/></text:p>
            <text:p text:style-name="P13"><text:span text:style-name="T3">Assim, 6º decil = 1,74.</text:span>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3T17:52:03.525000000</dc:date>
    <meta:editing-duration>PT34M26S</meta:editing-duration>
    <meta:editing-cycles>7</meta:editing-cycles>
    <meta:document-statistic meta:table-count="1" meta:image-count="0" meta:object-count="11" meta:page-count="2" meta:paragraph-count="26" meta:word-count="154" meta:character-count="828" meta:non-whitespace-character-count="690"/>
  </office:meta>
</office:document-meta>
</file>

<file path=Object 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sup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  <mi>n</mi>
        </mfrac>
      </mrow>
    </mrow>
    <annotation encoding="StarMath 5.0">Var( X ) = sum [ f_i*(X_i- overline {X})^2  ] over n</annotation>
  </semantics>
</math>
</file>

<file path=Object 10/content.xml><?xml version="1.0" encoding="utf-8"?>
<math xmlns="http://www.w3.org/1998/Math/MathML" display="block">
  <semantics>
    <mrow>
      <mi>x</mi>
      <mo stretchy="false">=</mo>
      <mn>1,74</mn>
    </mrow>
    <annotation encoding="StarMath 5.0">x = 1,74</annotation>
  </semantics>
</math>
</file>

<file path=Object 11/content.xml><?xml version="1.0" encoding="utf-8"?>
<math xmlns="http://www.w3.org/1998/Math/MathML" display="block">
  <semantics>
    <mrow>
      <mi mathvariant="italic">ModaPearson</mi>
      <mo stretchy="false">=</mo>
      <mrow>
        <mrow>
          <mn>3</mn>
          <mo stretchy="false">∗</mo>
          <mi mathvariant="italic">Mediana</mi>
        </mrow>
        <mo stretchy="false">−</mo>
        <mrow>
          <mn>2</mn>
          <mo stretchy="false">∗</mo>
          <mi mathvariant="italic">Média</mi>
        </mrow>
      </mrow>
    </mrow>
    <annotation encoding="StarMath 5.0">ModaPearson = 3*Mediana - 2*Média</annotation>
  </semantics>
</math>
</file>

<file path=Object 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−</mo>
        <msup>
          <mrow>
            <mo fence="true" stretchy="false">[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</mrow>
    <annotation encoding="StarMath 5.0">Var( X ) = E( X^2 ) - [ E(X) ]^2</annotation>
  </semantics>
</math>
</file>

<file path=Object 3/content.xml><?xml version="1.0" encoding="utf-8"?>
<math xmlns="http://www.w3.org/1998/Math/MathML" display="block">
  <semantics>
    <mrow>
      <mi mathvariant="italic">DesvioMédio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row>
                    <mo fence="true" stretchy="true">|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>¯</mo>
                        </mover>
                      </mrow>
                    </mrow>
                    <mo fence="true" stretchy="true">|</mo>
                  </mrow>
                </mrow>
              </mrow>
              <mo fence="true" stretchy="false">]</mo>
            </mrow>
          </mrow>
          <mi>n</mi>
        </mfrac>
      </mrow>
    </mrow>
    <annotation encoding="StarMath 5.0">DesvioMédio( X) = sum [ f_i* abs{X_i-overline X}  ] over n</annotation>
  </semantics>
</math>
</file>

<file path=Object 4/content.xml><?xml version="1.0" encoding="utf-8"?>
<math xmlns="http://www.w3.org/1998/Math/MathML" display="block">
  <semantics>
    <mrow>
      <mi mathvariant="italic">ModaCzuber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row>
                  <msub>
                    <mi>f</mi>
                    <mi mathvariant="italic">classe</mi>
                  </msub>
                  <mo stretchy="false">−</mo>
                  <msub>
                    <mi>f</mi>
                    <mi mathvariant="italic">anterior</mi>
                  </msub>
                </mrow>
                <mrow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anterior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posterior</mi>
                        </msub>
                      </mrow>
                    </mrow>
                    <mo fence="true" stretchy="false">)</mo>
                  </mrow>
                </mrow>
              </mfrac>
            </mrow>
            <mo fence="true" stretchy="true">]</mo>
          </mrow>
        </mrow>
      </mrow>
    </mrow>
    <annotation encoding="StarMath 5.0">ModaCzuber = l_inferior + h* left [ { f_classe-f_anterior } over {( f_classe - f_anterior )-(f_classe-f_posterior)}  right ] </annotation>
  </semantics>
</math>
</file>

<file path=Object 5/content.xml><?xml version="1.0" encoding="utf-8"?>
<math xmlns="http://www.w3.org/1998/Math/MathML" display="block">
  <semantics>
    <mrow>
      <mi mathvariant="italic">ModaKing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sub>
                  <mi>f</mi>
                  <mi mathvariant="italic">posterior</mi>
                </msub>
                <mrow>
                  <mo fence="true" stretchy="false">(</mo>
                  <mrow>
                    <mrow>
                      <msub>
                        <mi>f</mi>
                        <mi mathvariant="italic">posterior</mi>
                      </msub>
                      <mo stretchy="false">+</mo>
                      <msub>
                        <mi>f</mi>
                        <mi mathvariant="italic">anterior</mi>
                      </msub>
                    </mrow>
                  </mrow>
                  <mo fence="true" stretchy="false">)</mo>
                </mrow>
              </mfrac>
            </mrow>
            <mo fence="true" stretchy="true">]</mo>
          </mrow>
        </mrow>
      </mrow>
    </mrow>
    <annotation encoding="StarMath 5.0">ModaKing = l_inferior+h* left [ f_posterior over (f_posterior+f_anterior) right ]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2"/>
        <table:table-column table:style-name="co1" table:default-cell-style-name="ce4"/>
        <table:table-column table:style-name="co1" table:default-cell-style-name="ce12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1" office:value-type="string" calcext:value-type="string">
            <text:p>Altura</text:p>
          </table:table-cell>
          <table:table-cell table:style-name="ce11" office:value-type="string" calcext:value-type="string">
            <text:p>Frequência Absoluta (F)</text:p>
          </table:table-cell>
          <table:table-cell table:style-name="ce14" office:value-type="string" calcext:value-type="string">
            <text:p>Frequência Relativa (f)</text:p>
          </table:table-cell>
          <table:table-cell table:style-name="ce11" office:value-type="string" calcext:value-type="string">
            <text:p>Frequência Acumulada (Fac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5-1,6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6-1,7</text:p>
          </table:table-cell>
          <table:table-cell office:value-type="float" office:value="30" calcext:value-type="float">
            <text:p>3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7-1,8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8-1,9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7:46:56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

<file path=Object 8/content.xml><?xml version="1.0" encoding="utf-8"?>
<math xmlns="http://www.w3.org/1998/Math/MathML" display="block">
  <semantics>
    <mrow>
      <mfrac>
        <mrow>
          <msub>
            <mi>l</mi>
            <mi mathvariant="italic">superior</mi>
          </msub>
          <mo stretchy="false">−</mo>
          <msub>
            <mi>l</mi>
            <mi mathvariant="italic">inferior</mi>
          </msub>
        </mrow>
        <msub>
          <mi mathvariant="italic">Fac</mi>
          <mi mathvariant="italic">anterior</mi>
        </msub>
      </mfrac>
      <mo stretchy="false">=</mo>
      <mfrac>
        <mrow>
          <mi>x</mi>
          <mo stretchy="false">−</mo>
          <msub>
            <mi>l</mi>
            <mi mathvariant="italic">inferior</mi>
          </msub>
        </mrow>
        <mrow>
          <msub>
            <mi mathvariant="italic">Fac</mi>
            <mi mathvariant="italic">anterior</mi>
          </msub>
          <mo stretchy="false">−</mo>
          <mi mathvariant="italic">percentil</mi>
        </mrow>
      </mfrac>
    </mrow>
    <annotation encoding="StarMath 5.0">{ l_superior - l_inferior } over { Fac_anterior } = { x-l_inferior } over { Fac_anterior-percentil }</annotation>
  </semantics>
</math>
</file>

<file path=Object 9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